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99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Fine_20_Dashed_20__28_var_29_"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Dashed" svg:stroke-color="#000000" draw:fill="none" draw:textarea-vertical-align="middle"/>
    </style:style>
    <style:style style:name="gr11" style:family="graphic" style:parent-style-name="standard">
      <style:graphic-properties draw:stroke="solid" draw:stroke-dash="Ultrafine_20_Dashed" svg:stroke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draw:stroke-dash="Ultrafine_20_Dashed" svg:stroke-color="#000000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258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7" style:family="graphic" style:parent-style-name="objectwithoutfill">
      <style:graphic-properties draw:stroke="solid" draw:stroke-dash="Ultra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1.905cm" svg:x="2.143cm" svg:y="5.953cm">
          <text:p text:style-name="P1"><text:span text:style-name="T1">Accept:</text:span></text:p>
          <text:p text:style-name="P1"><text:span text:style-name="T1">Find Bro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381cm" svg:y1="5.064cm" svg:x2="2.27cm" svg:y2="6.08cm">
          <text:p/>
        </draw:line>
        <draw:frame draw:style-name="gr3" draw:text-style-name="P3" draw:layer="layout" svg:width="16.665cm" svg:height="0.725cm" svg:x="2.27cm" svg:y="11.35cm">
          <draw:text-box>
            <text:p><text:span text:style-name="T1">Example: Find missing brother for client. Every node is also an entry into the quest log</text:span></text:p>
          </draw:text-box>
        </draw:frame>
        <draw:custom-shape draw:style-name="gr4" draw:text-style-name="P2" draw:layer="layout" svg:width="1.905cm" svg:height="1.905cm" svg:x="2.27cm" svg:y="12.811cm">
          <text:p text:style-name="P1"><text:span text:style-name="T1">Per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1.651cm" svg:x="4.683cm" svg:y="12.938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905cm" svg:x="2.397cm" svg:y="8.747cm">
          <text:p text:style-name="P1"><text:span text:style-name="T1">Bar</text:span></text:p>
          <text:p text:style-name="P1"><text:span text:style-name="T1">(Last </text:span></text:p>
          <text:p text:style-name="P1"><text:span text:style-name="T1">seen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175cm" svg:height="2.54cm" svg:x="11.541cm" svg:y="8.366cm">
          <text:p text:style-name="P1"><text:span text:style-name="T1">Location</text:span></text:p>
          <text:p text:style-name="P1"><text:span text:style-name="T1">Brother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4.302cm" svg:y1="9.763cm" svg:x2="12.176cm" svg:y2="9.763cm">
          <text:p text:style-name="P1"><text:span text:style-name="T1">Bribe / threaten</text:span></text:p>
          <text:p text:style-name="P1"><text:span text:style-name="T1">Barkeeper</text:span></text:p>
          <text:p text:style-name="P1"><text:span text:style-name="T1"/></text:p>
          <text:p text:style-name="P1"><text:span text:style-name="T1"/></text:p>
        </draw:line>
        <draw:custom-shape draw:style-name="gr4" draw:text-style-name="P2" draw:layer="layout" svg:width="1.778cm" svg:height="1.524cm" svg:x="7.096cm" svg:y="12.938cm">
          <text:p text:style-name="P1"><text:span text:style-name="T1">Info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.175cm" svg:height="2.54cm" svg:x="13.827cm" svg:y="1.254cm">
          <text:p text:style-name="P1"><text:span text:style-name="T1">Client</text:span></text:p>
          <text:p text:style-name="P1"><text:span text:style-name="T1"><text:s/></text:span><text:span text:style-name="T1">wants</text:span></text:p>
          <text:p text:style-name="P1"><text:span text:style-name="T1">to kill Brother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2.667cm" svg:height="2.032cm" svg:x="17.383cm" svg:y="8.239cm">
          <text:p text:style-name="P1"><text:span text:style-name="T1">Success</text:span></text:p>
          <text:p text:style-name="P1"><text:span text:style-name="T1">+ Rep</text:span></text:p>
          <text:p text:style-name="P1"><text:span text:style-name="T1">+ Mon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2.54cm" svg:height="2.413cm" svg:x="17.764cm" svg:y="1.508cm">
          <text:p text:style-name="P1"><text:span text:style-name="T1">Failed</text:span></text:p>
          <text:p text:style-name="P1"><text:span text:style-name="T1">- Rep</text:span></text:p>
          <text:p text:style-name="P1"><text:span text:style-name="T1">+ Anarchism</text:span></text:p>
          <text:p text:style-name="P1"><text:span text:style-name="T1">+ I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032cm" svg:height="2.032cm" svg:x="10.525cm" svg:y="3.159cm">
          <text:p text:style-name="P1"><text:span text:style-name="T2">S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51cm" svg:height="1.651cm" svg:x="9.255cm" svg:y="12.938cm">
          <text:p text:style-name="P1"><text:span text:style-name="T1">Start /</text:span></text:p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2.43cm" svg:y1="3.413cm" svg:x2="14.462cm" svg:y2="2.651cm">
          <text:p text:style-name="P1"><text:span text:style-name="T2">Mention Client</text:span></text:p>
          <text:p text:style-name="P1"><text:span text:style-name="T2"/></text:p>
        </draw:line>
        <draw:custom-shape draw:style-name="gr6" draw:text-style-name="P2" xml:id="id4" draw:id="id4" draw:layer="layout" svg:width="2.667cm" svg:height="2.032cm" svg:x="17.51cm" svg:y="4.81cm">
          <text:p text:style-name="P1"><text:span text:style-name="T1">Success</text:span></text:p>
          <text:p text:style-name="P1"><text:span text:style-name="T1">+ Rep</text:span></text:p>
          <text:p text:style-name="P1"><text:span text:style-name="T1">+ Law</text:span></text:p>
          <text:p text:style-name="P1"><text:span text:style-name="T1">+ Money x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16.209cm" svg:y1="2.524cm" svg:x2="17.764cm" svg:y2="2.714cm" draw:start-shape="id1" draw:start-glue-point="9" draw:end-shape="id2" draw:end-glue-point="3" svg:d="m16209 2524 1555 190" svg:viewBox="0 0 1556 191">
          <text:p text:style-name="P1"><text:span text:style-name="T2"/></text:p>
          <text:p text:style-name="P1"><text:span text:style-name="T2">Abort</text:span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svg:x1="13.129cm" svg:y1="8.366cm" svg:x2="17.51cm" svg:y2="5.826cm" draw:start-shape="id3" draw:start-glue-point="4" draw:end-shape="id4" draw:end-glue-point="3" svg:d="m13129 8366v-2540h4381" svg:viewBox="0 0 4382 2541">
          <text:p text:style-name="P1"><text:span text:style-name="T2"/></text:p>
          <text:p text:style-name="P1"><text:span text:style-name="T2">Sell ou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4" draw:text-style-name="P2" draw:layer="layout" svg:width="2.667cm" svg:height="2.032cm" svg:x="2.016cm" svg:y="3.032cm">
          <text:p text:style-name="P1"><text:span text:style-name="T1">Has</text:span></text:p>
          <text:p text:style-name="P1"><text:span text:style-name="T1">Sister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3.286cm" svg:y1="8.747cm" svg:x2="3.286cm" svg:y2="7.858cm">
          <text:p/>
        </draw:line>
        <draw:line draw:style-name="gr10" draw:text-style-name="P1" draw:layer="layout" svg:x1="3.286cm" svg:y1="5.953cm" svg:x2="3.286cm" svg:y2="5.064cm">
          <text:p/>
        </draw:line>
        <draw:custom-shape draw:style-name="gr11" draw:text-style-name="P2" draw:layer="layout" svg:width="2.286cm" svg:height="1.778cm" svg:x="6.461cm" svg:y="3.286cm">
          <text:p text:style-name="P1"><text:span text:style-name="T1">Location</text:span></text:p>
          <text:p text:style-name="P1"><text:span text:style-name="T1">Of </text:span></text:p>
          <text:p text:style-name="P1"><text:span text:style-name="T1">Sister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.048cm" svg:y1="4.048cm" svg:x2="6.461cm" svg:y2="4.048cm">
          <text:p text:style-name="P1"><text:span text:style-name="T1">Research <text:s/></text:span></text:p>
          <text:p text:style-name="P1"><text:span text:style-name="T1"/></text:p>
        </draw:line>
        <draw:line draw:style-name="gr12" draw:text-style-name="P2" draw:layer="layout" svg:x1="8.747cm" svg:y1="4.175cm" svg:x2="10.525cm" svg:y2="4.175cm">
          <text:p text:style-name="P1"><text:span text:style-name="T1">Find</text:span></text:p>
          <text:p text:style-name="P1"><text:span text:style-name="T1"/></text:p>
        </draw:line>
        <draw:line draw:style-name="gr12" draw:text-style-name="P2" draw:layer="layout" svg:x1="11.541cm" svg:y1="5.191cm" svg:x2="12.938cm" svg:y2="8.493cm">
          <text:p text:style-name="P1"><text:span text:style-name="T1">Convince /</text:span></text:p>
          <text:p text:style-name="P1"><text:span text:style-name="T1">Threaten</text:span></text:p>
        </draw:line>
        <draw:line draw:style-name="gr10" draw:text-style-name="P1" draw:layer="layout" svg:x1="13.065cm" svg:y1="14.462cm" svg:x2="16.494cm" svg:y2="14.462cm">
          <text:p/>
        </draw:line>
        <draw:line draw:style-name="gr13" draw:text-style-name="P1" draw:layer="layout" svg:x1="13.065cm" svg:y1="13.827cm" svg:x2="16.621cm" svg:y2="13.827cm">
          <text:p/>
        </draw:line>
        <draw:frame draw:style-name="gr14" draw:text-style-name="P3" draw:layer="layout" svg:width="3.588cm" svg:height="1.199cm" svg:x="16.875cm" svg:y="12.303cm">
          <draw:text-box>
            <text:p text:style-name="P3">Opens through action</text:p>
          </draw:text-box>
        </draw:frame>
        <draw:frame draw:style-name="gr15" draw:text-style-name="P3" draw:layer="layout" svg:width="3.241cm" svg:height="0.725cm" svg:x="16.809cm" svg:y="13.446cm">
          <draw:text-box>
            <text:p text:style-name="P3">Prevents open</text:p>
          </draw:text-box>
        </draw:frame>
        <draw:frame draw:style-name="gr16" draw:text-style-name="P3" draw:layer="layout" svg:width="3.838cm" svg:height="0.725cm" svg:x="16.817cm" svg:y="14.081cm">
          <draw:text-box>
            <text:p text:style-name="P3">Opens immediate</text:p>
          </draw:text-box>
        </draw:frame>
        <draw:line draw:style-name="gr12" draw:text-style-name="P2" draw:layer="layout" svg:x1="13.065cm" svg:y1="12.811cm" svg:x2="16.494cm" svg:y2="12.811cm">
          <text:p text:style-name="P2"/>
          <text:p text:style-name="P2">action</text:p>
        </draw:line>
        <draw:frame draw:style-name="gr15" draw:text-style-name="P3" draw:layer="layout" svg:width="2.009cm" svg:height="1.199cm" svg:x="4.556cm" svg:y="14.716cm">
          <draw:text-box>
            <text:p text:style-name="P3">Unlocks</text:p>
            <text:p text:style-name="P3">location</text:p>
          </draw:text-box>
        </draw:frame>
        <draw:line draw:style-name="gr10" draw:text-style-name="P2" draw:layer="layout" svg:x1="15.351cm" svg:y1="5.826cm" svg:x2="15.351cm" svg:y2="3.794cm">
          <text:p/>
        </draw:line>
        <draw:line draw:style-name="gr12" draw:text-style-name="P2" draw:layer="layout" svg:x1="13.954cm" svg:y1="9.636cm" svg:x2="17.383cm" svg:y2="9.255cm">
          <text:p text:style-name="P2"/>
          <text:p text:style-name="P2">Inform client</text:p>
        </draw:line>
        <draw:line draw:style-name="gr13" draw:text-style-name="P2" draw:layer="layout" svg:x1="15.859cm" svg:y1="3.794cm" svg:x2="17.51cm" svg:y2="8.239cm">
          <text:p/>
        </draw:line>
        <draw:line draw:style-name="gr17" draw:text-style-name="P2" draw:layer="layout" svg:x1="13.065cm" svg:y1="15.224cm" svg:x2="16.494cm" svg:y2="15.224cm">
          <text:p/>
        </draw:line>
        <draw:line draw:style-name="gr10" draw:text-style-name="P2" draw:layer="layout" svg:x1="13.065cm" svg:y1="15.986cm" svg:x2="14.462cm" svg:y2="15.986cm">
          <text:p/>
        </draw:line>
        <draw:line draw:style-name="gr10" draw:text-style-name="P2" draw:layer="layout" svg:x1="14.462cm" svg:y1="15.986cm" svg:x2="14.462cm" svg:y2="15.224cm">
          <text:p/>
        </draw:line>
        <draw:frame draw:style-name="gr15" draw:text-style-name="P3" draw:layer="layout" svg:width="3.783cm" svg:height="0.725cm" svg:x="16.807cm" svg:y="15.261cm">
          <draw:text-box>
            <text:p text:style-name="P3">Both are requir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22:34:14.307151156</meta:creation-date>
    <dc:date>2014-01-23T15:36:10.986018388</dc:date>
    <meta:editing-duration>P0D</meta:editing-duration>
    <meta:editing-cycles>3</meta:editing-cycles>
    <meta:generator>LibreOffice/4.1.4.2$Linux_X86_64 LibreOffice_project/410m0$Build-2</meta:generator>
    <meta:document-statistic meta:object-count="39"/>
  </office:meta>
</office:document-meta>
</file>